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7.779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C2" style:family="table-cell">
      <style:table-cell-properties fo:padding="0.097cm" fo:border-left="none" fo:border-right="0.5pt solid #b2b2b2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1.011cm"/>
    </style:style>
    <style:style style:name="Table1.B9" style:family="table-cell">
      <style:table-cell-properties fo:padding="0.097cm" fo:border-left="none" fo:border-right="none" fo:border-top="0.5pt solid #cccccc" fo:border-bottom="0.5pt solid #b2b2b2" style:writing-mode="page"/>
    </style:style>
    <style:style style:name="Table1.10" style:family="table-row">
      <style:table-row-properties style:row-height="0.9cm"/>
    </style:style>
    <style:style style:name="Table1.D13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17" style:family="table-row">
      <style:table-row-properties style:min-row-height="0.272cm"/>
    </style:style>
    <style:style style:name="Table1.A1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Standard">
      <style:text-properties officeooo:paragraph-rsid="0090a426"/>
    </style:style>
    <style:style style:name="P2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9c13b2" style:font-size-asian="11pt" style:font-size-complex="11pt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FreeSans" fo:font-size="11pt" officeooo:rsid="00177f6a" officeooo:paragraph-rsid="006fe339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90a426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9af6a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9e5c9d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9e5c9d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1bb45" style:font-size-asian="6.0999999046325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7pt" officeooo:rsid="007c896d" officeooo:paragraph-rsid="0024266d" style:font-size-asian="6.0999999046325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19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20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1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9af6ae" officeooo:paragraph-rsid="009af6ae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25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6" style:family="paragraph" style:parent-style-name="Table_20_Contents">
      <style:paragraph-properties fo:text-align="end" style:justify-single-word="false"/>
      <style:text-properties officeooo:paragraph-rsid="0016a592"/>
    </style:style>
    <style:style style:name="P27" style:family="paragraph" style:parent-style-name="Table_20_Contents">
      <style:paragraph-properties fo:text-align="end" style:justify-single-word="false"/>
      <style:text-properties officeooo:paragraph-rsid="003e8cdf"/>
    </style:style>
    <style:style style:name="P28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29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30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a0532f" officeooo:paragraph-rsid="00a0532f" style:font-size-asian="11pt" style:font-size-complex="11pt"/>
    </style:style>
    <style:style style:name="P3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ab758e" officeooo:paragraph-rsid="00ab758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90a426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90a426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9af6ae" officeooo:paragraph-rsid="00b7f83a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1pt" officeooo:rsid="00b5a266" officeooo:paragraph-rsid="00b92de5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090a426"/>
    </style:style>
    <style:style style:name="T1" style:family="text">
      <style:text-properties fo:font-size="11pt" officeooo:rsid="0017cda2" style:font-size-asian="11pt" style:font-size-complex="11pt"/>
    </style:style>
    <style:style style:name="T2" style:family="text">
      <style:text-properties fo:font-size="11pt" officeooo:rsid="0018737d" style:font-size-asian="11pt" style:font-size-complex="11pt"/>
    </style:style>
    <style:style style:name="T3" style:family="text">
      <style:text-properties officeooo:rsid="003dda1e"/>
    </style:style>
    <style:style style:name="T4" style:family="text">
      <style:text-properties style:font-name="FreeSans" officeooo:rsid="0016a592"/>
    </style:style>
    <style:style style:name="T5" style:family="text">
      <style:text-properties style:font-name="FreeSans" officeooo:rsid="001458d1"/>
    </style:style>
    <style:style style:name="T6" style:family="text">
      <style:text-properties style:font-name="FreeSans" fo:font-size="11pt" officeooo:rsid="002296d5" style:font-size-asian="11pt" style:font-size-complex="11pt"/>
    </style:style>
    <style:style style:name="T7" style:family="text">
      <style:text-properties style:font-name="FreeSans" fo:font-size="11pt" officeooo:rsid="0016a592" style:font-size-asian="11pt" style:font-size-complex="11pt"/>
    </style:style>
    <style:style style:name="T8" style:family="text">
      <style:text-properties style:font-name="FreeSans" fo:font-size="11pt" officeooo:rsid="003e8cdf" style:font-size-asian="11pt" style:font-size-complex="11pt"/>
    </style:style>
    <style:style style:name="T9" style:family="text">
      <style:text-properties style:font-name="FreeSans" fo:font-size="11pt" officeooo:rsid="009af6ae" style:font-size-asian="11pt" style:font-size-complex="11pt"/>
    </style:style>
    <style:style style:name="T10" style:family="text">
      <style:text-properties style:font-name="FreeSans" fo:font-size="11pt" officeooo:rsid="00b147e2" style:font-size-asian="11pt" style:font-size-complex="11pt"/>
    </style:style>
    <style:style style:name="T11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2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3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4" style:family="text">
      <style:text-properties style:font-name="FreeSans" fo:font-size="11pt" fo:font-weight="bold" officeooo:rsid="009af6ae" style:font-size-asian="11pt" style:font-weight-asian="bold" style:font-size-complex="11pt" style:font-weight-complex="bold"/>
    </style:style>
    <style:style style:name="T15" style:family="text">
      <style:text-properties style:font-name="FreeSans" fo:font-size="11pt" fo:font-weight="bold" officeooo:rsid="00b7afc8" style:font-size-asian="11pt" style:font-weight-asian="bold" style:font-size-complex="11pt" style:font-weight-complex="bold"/>
    </style:style>
    <style:style style:name="T16" style:family="text">
      <style:text-properties style:font-name="FreeSans" fo:font-weight="bold" officeooo:rsid="001511dd" style:font-weight-asian="bold" style:font-weight-complex="bold"/>
    </style:style>
    <style:style style:name="T17" style:family="text">
      <style:text-properties style:font-name="FreeSans" fo:font-weight="bold" officeooo:rsid="0060480c" style:font-weight-asian="bold" style:font-weight-complex="bold"/>
    </style:style>
    <style:style style:name="T18" style:family="text">
      <style:text-properties style:font-name="FreeSans" fo:font-weight="bold" officeooo:rsid="0064f87a" style:font-weight-asian="bold" style:font-weight-complex="bold"/>
    </style:style>
    <style:style style:name="T19" style:family="text">
      <style:text-properties style:font-name="FreeSans" fo:font-weight="bold" officeooo:rsid="009ac225" style:font-weight-asian="bold" style:font-weight-complex="bold"/>
    </style:style>
    <style:style style:name="T20" style:family="text">
      <style:text-properties style:font-name="FreeSans" fo:font-weight="bold" officeooo:rsid="00a40244" style:font-weight-asian="bold" style:font-weight-complex="bold"/>
    </style:style>
    <style:style style:name="T21" style:family="text">
      <style:text-properties style:font-name="FreeSans" fo:font-weight="bold" officeooo:rsid="00a64dd9" style:font-weight-asian="bold" style:font-weight-complex="bold"/>
    </style:style>
    <style:style style:name="T22" style:family="text">
      <style:text-properties style:font-name="FreeSans" fo:font-weight="bold" officeooo:rsid="00b4bb45" style:font-weight-asian="bold" style:font-weight-complex="bold"/>
    </style:style>
    <style:style style:name="T23" style:family="text">
      <style:text-properties style:font-name="FreeSans" officeooo:rsid="0036065d"/>
    </style:style>
    <style:style style:name="T24" style:family="text">
      <style:text-properties style:font-name="FreeSans" officeooo:rsid="007ac5af"/>
    </style:style>
    <style:style style:name="T25" style:family="text">
      <style:text-properties style:font-name="FreeSans" fo:font-size="9pt" officeooo:rsid="0036065d" style:font-size-asian="9pt" style:font-size-complex="9pt"/>
    </style:style>
    <style:style style:name="T26" style:family="text">
      <style:text-properties style:font-name="FreeSans" fo:font-size="9pt" officeooo:rsid="00b73ad4" style:font-size-asian="9pt" style:font-size-complex="9pt"/>
    </style:style>
    <style:style style:name="T27" style:family="text">
      <style:text-properties officeooo:rsid="0036065d"/>
    </style:style>
    <style:style style:name="T28" style:family="text">
      <style:text-properties officeooo:rsid="004ddb04"/>
    </style:style>
    <style:style style:name="T29" style:family="text">
      <style:text-properties officeooo:rsid="004d863d"/>
    </style:style>
    <style:style style:name="T30" style:family="text">
      <style:text-properties officeooo:rsid="00892935"/>
    </style:style>
    <style:style style:name="T31" style:family="text">
      <style:text-properties officeooo:rsid="00a862a8"/>
    </style:style>
    <style:style style:name="T32" style:family="text">
      <style:text-properties officeooo:rsid="00ae1dbd"/>
    </style:style>
    <style:style style:name="T33" style:family="text">
      <style:text-properties officeooo:rsid="00b3d965"/>
    </style:style>
    <style:style style:name="T34" style:family="text">
      <style:text-properties officeooo:rsid="00b73ad4"/>
    </style:style>
    <style:style style:name="T35" style:family="text">
      <style:text-properties officeooo:rsid="00b7afc8"/>
    </style:style>
    <style:style style:name="T36" style:family="text">
      <style:text-properties officeooo:rsid="00b92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101968544">
          <table:table-cell table:style-name="Table1.A1" table:number-columns-spanned="4" office:value-type="string">
            <text:p text:style-name="P19"/>
            <text:p text:style-name="P24"><text:span text:style-name="T4"><text:s text:c="4"/></text:span><text:span text:style-name="T5"><text:s text:c="91"/></text:span><text:span text:style-name="T16">BI – </text:span><text:span text:style-name="T20">1</text:span><text:span text:style-name="T22">0</text:span><text:span text:style-name="T17"> </text:span><text:span text:style-name="T18">[</text:span><text:span text:style-name="T19">BI </text:span><text:span text:style-name="T21">declarado </text:span><text:span text:style-name="T20">INACTIVO</text:span><text:span text:style-name="T18">]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Line94292102013696">
          <table:table-cell table:style-name="Table1.A1" table:number-columns-spanned="2" office:value-type="string">
            <text:p text:style-name="P2"/>
            <text:p text:style-name="P2"/>
            <text:p text:style-name="P18"><text:span text:style-name="T1">NRO </text:span><text:span text:style-name="T2">COMPROBANTE:………………..…………</text:span></text:p>
            <text:p text:style-name="P2"/>
            <text:p text:style-name="P22"><text:s text:c="30"/></text:p>
          </table:table-cell>
          <table:covered-table-cell/>
          <table:table-cell table:style-name="Table1.C2" table:number-columns-spanned="2" office:value-type="string">
            <text:p text:style-name="P3"/>
            <text:p text:style-name="P4"/>
            <text:p text:style-name="P4">FECHA:…………………………..</text:p>
            <text:p text:style-name="P5"/>
          </table:table-cell>
          <table:covered-table-cell/>
        </table:table-row>
        <table:table-row table:style-name="TableLine94292104304992">
          <table:table-cell table:style-name="Table1.A3" table:number-columns-spanned="4" office:value-type="string">
            <text:p text:style-name="P20"/>
            <text:p text:style-name="P21">BI <text:span text:style-name="T31">declarado INACTIVO</text:span></text:p>
          </table:table-cell>
          <table:covered-table-cell/>
          <table:covered-table-cell/>
          <table:covered-table-cell/>
        </table:table-row>
        <table:table-row table:style-name="TableLine94292104305760">
          <table:table-cell table:style-name="Table1.A3" table:number-columns-spanned="4" office:value-type="string">
            <text:p text:style-name="P20"/>
            <text:p text:style-name="P39"><text:span text:style-name="T15">Responsable de la tenencia, guarda y conservación</text:span></text:p>
          </table:table-cell>
          <table:covered-table-cell/>
          <table:covered-table-cell/>
          <table:covered-table-cell/>
        </table:table-row>
        <table:table-row table:style-name="TableLine94292104306416">
          <table:table-cell table:style-name="Table1.A5" office:value-type="string">
            <text:p text:style-name="P11"/>
            <text:p text:style-name="P26"><text:span text:style-name="T9">Oficina</text:span><text:span text:style-name="T7">:</text:span></text:p>
          </table:table-cell>
          <table:table-cell table:style-name="Table1.B5" table:number-columns-spanned="2" office:value-type="string">
            <text:p text:style-name="P15"/>
            <text:p text:style-name="P15"/>
          </table:table-cell>
          <table:covered-table-cell/>
          <table:table-cell table:style-name="Table1.D5" office:value-type="string">
            <text:p text:style-name="P13"/>
          </table:table-cell>
        </table:table-row>
        <table:table-row table:style-name="TableLine94292104308304">
          <table:table-cell table:style-name="Table1.A5" office:value-type="string">
            <text:p text:style-name="P11"/>
            <text:p text:style-name="P27"><text:span text:style-name="T9">Ubicación</text:span><text:span text:style-name="T8">:</text:span></text:p>
          </table:table-cell>
          <table:table-cell table:style-name="Table1.B5" table:number-columns-spanned="2" office:value-type="string">
            <text:p text:style-name="P7"/>
            <text:p text:style-name="P14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Line94292103127152">
          <table:table-cell table:style-name="Table1.A5" office:value-type="string">
            <text:p text:style-name="P11"/>
            <text:p text:style-name="P12">Agente / <text:span text:style-name="T3">Responsable:</text:span></text:p>
          </table:table-cell>
          <table:table-cell table:style-name="Table1.B7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Line94292104292672">
          <table:table-cell table:style-name="Table1.A3" table:number-columns-spanned="4" office:value-type="string">
            <text:p text:style-name="P8"/>
            <text:p text:style-name="P16"/>
            <text:p text:style-name="P25"><text:span text:style-name="T11">Datos de</text:span><text:span text:style-name="T12">l </text:span><text:span text:style-name="T13">BI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28"><text:span text:style-name="T6">Fecha </text:span><text:span text:style-name="T10">cambio</text:span><text:span text:style-name="T6">:</text:span></text:p>
          </table:table-cell>
          <table:table-cell table:style-name="Table1.B9" table:number-columns-spanned="2" office:value-type="string">
            <text:p text:style-name="P29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1">Código identificación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0">Detalle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2">Descripción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2">Característica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4">Responsable asignado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3"><text:span text:style-name="T32">M</text:span>otivo:</text:p>
          </table:table-cell>
          <table:table-cell table:style-name="Table1.B5" table:number-columns-spanned="2" office:value-type="string">
            <text:p text:style-name="P40">&lt;resumen de la situación debido a la cual se declara <text:span text:style-name="T36">in</text:span>activo&gt;</text:p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3">Respo<text:span text:style-name="T31">n</text:span>sable <text:span text:style-name="T32">cambio</text:span>:</text:p>
          </table:table-cell>
          <table:table-cell table:style-name="Table1.B5" table:number-columns-spanned="2" office:value-type="string">
            <text:p text:style-name="P7"/>
            <text:p text:style-name="P7"/>
            <text:p text:style-name="P7"/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7">
          <table:table-cell table:style-name="Table1.A17" table:number-columns-spanned="4" office:value-type="string">
            <text:p text:style-name="P17"/>
            <text:p text:style-name="P17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41"><text:span text:style-name="T25">Responsable </text:span><text:span text:style-name="T26">Asignado</text:span></text:p>
          </table:table-cell>
          <table:table-cell table:style-name="Table2.C1" office:value-type="string">
            <text:p text:style-name="P23"/>
          </table:table-cell>
        </table:table-row>
        <table:table-row table:style-name="TableLine94292104043664">
          <table:table-cell table:style-name="Table2.A2" office:value-type="string">
            <text:p text:style-name="P6"/>
          </table:table-cell>
          <table:table-cell table:style-name="Table2.B2" table:number-columns-spanned="2" office:value-type="string">
            <text:p text:style-name="P36"/>
            <text:p text:style-name="P36"/>
          </table:table-cell>
          <table:covered-table-cell/>
        </table:table-row>
        <table:table-row table:style-name="TableLine94292104048656">
          <table:table-cell table:style-name="Table2.A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10">__________________________</text:p>
            <text:p text:style-name="P35"><text:span text:style-name="T27">Firma </text:span><text:span text:style-name="T30">y Aclaración</text:span></text:p>
            <text:p text:style-name="P35"><text:span text:style-name="T28">R</text:span><text:span text:style-name="T29">esponsable </text:span><text:span text:style-name="T33">Control</text:span></text:p>
          </table:table-cell>
          <table:table-cell table:style-name="Table2.B3" table:number-columns-spanned="2" office:value-type="string">
            <text:p text:style-name="P36"/>
            <text:p text:style-name="P36"><text:s text:c="21"/></text:p>
            <text:p text:style-name="P36"/>
            <text:p text:style-name="P36"/>
            <text:p text:style-name="P36"/>
            <text:p text:style-name="P36"/>
            <text:p text:style-name="P36"/>
            <text:p text:style-name="P37"/>
            <text:p text:style-name="P35">________________________</text:p>
            <text:p text:style-name="P38">Firma <text:span text:style-name="T34">y Aclaración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15:38.791317247</dc:date>
    <meta:editing-duration>PT5H33M1S</meta:editing-duration>
    <meta:editing-cycles>137</meta:editing-cycles>
    <meta:generator>LibreOffice/6.4.7.2$Linux_X86_64 LibreOffice_project/40$Build-2</meta:generator>
    <meta:document-statistic meta:table-count="2" meta:image-count="1" meta:object-count="0" meta:page-count="1" meta:paragraph-count="26" meta:word-count="61" meta:character-count="648" meta:non-whitespace-character-count="464"/>
  </office:meta>
</office:document-meta>
</file>